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">
      <style:table-properties style:width="198.01mm" style:page-number="auto" table:align="margins"/>
    </style:style>
    <style:style style:name="Tabelle1.A" style:family="table-column">
      <style:table-column-properties style:column-width="65.99mm" style:rel-column-width="21839*"/>
    </style:style>
    <style:style style:name="Tabelle1.B" style:family="table-column">
      <style:table-column-properties style:column-width="66mm" style:rel-column-width="21845*"/>
    </style:style>
    <style:style style:name="Tabelle1.C" style:family="table-column">
      <style:table-column-properties style:column-width="66.02mm" style:rel-column-width="21851*"/>
    </style:style>
    <style:style style:name="Tabelle1.1" style:family="table-row">
      <style:table-row-properties style:row-height="30.99mm"/>
    </style:style>
    <style:style style:name="Tabelle1.A1" style:family="table-cell">
      <style:table-cell-properties fo:padding="0.97mm" fo:border="none"/>
    </style:style>
    <style:style style:name="Tabelle2" style:family="table">
      <style:table-properties style:width="64.03mm" table:align="margins"/>
    </style:style>
    <style:style style:name="Tabelle2.A" style:family="table-column">
      <style:table-column-properties style:column-width="19.03mm" style:rel-column-width="19479*"/>
    </style:style>
    <style:style style:name="Tabelle2.B" style:family="table-column">
      <style:table-column-properties style:column-width="24.09mm" style:rel-column-width="24661*"/>
    </style:style>
    <style:style style:name="Tabelle2.C" style:family="table-column">
      <style:table-column-properties style:column-width="20.9mm" style:rel-column-width="21395*"/>
    </style:style>
    <style:style style:name="Tabelle2.A1" style:family="table-cell">
      <style:table-cell-properties fo:padding="0.97mm" fo:border="none"/>
    </style:style>
    <style:style style:name="Tabelle2.A2" style:family="table-cell">
      <style:table-cell-properties style:vertical-align="middle" fo:padding="0.97mm" fo:border="none"/>
    </style:style>
    <style:style style:name="Tabelle2.3" style:family="table-row">
      <style:table-row-properties style:min-row-height="1.41mm"/>
    </style:style>
    <style:style style:name="Tabelle9" style:family="table">
      <style:table-properties style:width="64.06mm" table:align="margins"/>
    </style:style>
    <style:style style:name="Tabelle9.A" style:family="table-column">
      <style:table-column-properties style:column-width="19.05mm" style:rel-column-width="19479*"/>
    </style:style>
    <style:style style:name="Tabelle9.B" style:family="table-column">
      <style:table-column-properties style:column-width="24.11mm" style:rel-column-width="24661*"/>
    </style:style>
    <style:style style:name="Tabelle9.C" style:family="table-column">
      <style:table-column-properties style:column-width="20.92mm" style:rel-column-width="21395*"/>
    </style:style>
    <style:style style:name="Tabelle9.A1" style:family="table-cell">
      <style:table-cell-properties fo:padding="0.97mm" fo:border="none"/>
    </style:style>
    <style:style style:name="Tabelle9.A2" style:family="table-cell">
      <style:table-cell-properties style:vertical-align="middle" fo:padding="0.97mm" fo:border="none"/>
    </style:style>
    <style:style style:name="Tabelle10" style:family="table">
      <style:table-properties style:width="64.1mm" table:align="margins"/>
    </style:style>
    <style:style style:name="Tabelle10.A" style:family="table-column">
      <style:table-column-properties style:column-width="19.05mm" style:rel-column-width="19479*"/>
    </style:style>
    <style:style style:name="Tabelle10.B" style:family="table-column">
      <style:table-column-properties style:column-width="24.11mm" style:rel-column-width="24661*"/>
    </style:style>
    <style:style style:name="Tabelle10.C" style:family="table-column">
      <style:table-column-properties style:column-width="20.92mm" style:rel-column-width="21395*"/>
    </style:style>
    <style:style style:name="Tabelle10.A1" style:family="table-cell">
      <style:table-cell-properties fo:padding="0.97mm" fo:border="none"/>
    </style:style>
    <style:style style:name="Tabelle10.A2" style:family="table-cell">
      <style:table-cell-properties style:vertical-align="middle" fo:padding="0.97mm" fo:border="none"/>
    </style:style>
    <style:style style:name="Tabelle3" style:family="table">
      <style:table-properties style:width="64.03mm" table:align="margins"/>
    </style:style>
    <style:style style:name="Tabelle3.A" style:family="table-column">
      <style:table-column-properties style:column-width="19.03mm" style:rel-column-width="19479*"/>
    </style:style>
    <style:style style:name="Tabelle3.B" style:family="table-column">
      <style:table-column-properties style:column-width="24.09mm" style:rel-column-width="24661*"/>
    </style:style>
    <style:style style:name="Tabelle3.C" style:family="table-column">
      <style:table-column-properties style:column-width="20.9mm" style:rel-column-width="21395*"/>
    </style:style>
    <style:style style:name="Tabelle3.A1" style:family="table-cell">
      <style:table-cell-properties fo:padding="0.97mm" fo:border="none"/>
    </style:style>
    <style:style style:name="Tabelle3.A2" style:family="table-cell">
      <style:table-cell-properties style:vertical-align="middle" fo:padding="0.97mm" fo:border="none"/>
    </style:style>
    <style:style style:name="Tabelle4" style:family="table">
      <style:table-properties style:width="64.06mm" table:align="margins"/>
    </style:style>
    <style:style style:name="Tabelle4.A" style:family="table-column">
      <style:table-column-properties style:column-width="19.05mm" style:rel-column-width="19479*"/>
    </style:style>
    <style:style style:name="Tabelle4.B" style:family="table-column">
      <style:table-column-properties style:column-width="24.11mm" style:rel-column-width="24661*"/>
    </style:style>
    <style:style style:name="Tabelle4.C" style:family="table-column">
      <style:table-column-properties style:column-width="20.92mm" style:rel-column-width="21395*"/>
    </style:style>
    <style:style style:name="Tabelle4.A1" style:family="table-cell">
      <style:table-cell-properties fo:padding="0.97mm" fo:border="none"/>
    </style:style>
    <style:style style:name="Tabelle4.A2" style:family="table-cell">
      <style:table-cell-properties style:vertical-align="middle" fo:padding="0.97mm" fo:border="none"/>
    </style:style>
    <style:style style:name="Tabelle5" style:family="table">
      <style:table-properties style:width="64.1mm" table:align="margins"/>
    </style:style>
    <style:style style:name="Tabelle5.A" style:family="table-column">
      <style:table-column-properties style:column-width="19.05mm" style:rel-column-width="19479*"/>
    </style:style>
    <style:style style:name="Tabelle5.B" style:family="table-column">
      <style:table-column-properties style:column-width="24.11mm" style:rel-column-width="24661*"/>
    </style:style>
    <style:style style:name="Tabelle5.C" style:family="table-column">
      <style:table-column-properties style:column-width="20.92mm" style:rel-column-width="21395*"/>
    </style:style>
    <style:style style:name="Tabelle5.A1" style:family="table-cell">
      <style:table-cell-properties fo:padding="0.97mm" fo:border="none"/>
    </style:style>
    <style:style style:name="Tabelle5.A2" style:family="table-cell">
      <style:table-cell-properties style:vertical-align="middle" fo:padding="0.97mm" fo:border="none"/>
    </style:style>
    <style:style style:name="Tabelle6" style:family="table">
      <style:table-properties style:width="64.03mm" table:align="margins"/>
    </style:style>
    <style:style style:name="Tabelle6.A" style:family="table-column">
      <style:table-column-properties style:column-width="19.03mm" style:rel-column-width="19479*"/>
    </style:style>
    <style:style style:name="Tabelle6.B" style:family="table-column">
      <style:table-column-properties style:column-width="24.09mm" style:rel-column-width="24661*"/>
    </style:style>
    <style:style style:name="Tabelle6.C" style:family="table-column">
      <style:table-column-properties style:column-width="20.9mm" style:rel-column-width="21395*"/>
    </style:style>
    <style:style style:name="Tabelle6.A1" style:family="table-cell">
      <style:table-cell-properties fo:padding="0.97mm" fo:border="none"/>
    </style:style>
    <style:style style:name="Tabelle6.A2" style:family="table-cell">
      <style:table-cell-properties style:vertical-align="middle" fo:padding="0.97mm" fo:border="none"/>
    </style:style>
    <style:style style:name="Tabelle7" style:family="table">
      <style:table-properties style:width="64.06mm" table:align="margins"/>
    </style:style>
    <style:style style:name="Tabelle7.A" style:family="table-column">
      <style:table-column-properties style:column-width="19.05mm" style:rel-column-width="19479*"/>
    </style:style>
    <style:style style:name="Tabelle7.B" style:family="table-column">
      <style:table-column-properties style:column-width="24.11mm" style:rel-column-width="24661*"/>
    </style:style>
    <style:style style:name="Tabelle7.C" style:family="table-column">
      <style:table-column-properties style:column-width="20.92mm" style:rel-column-width="21395*"/>
    </style:style>
    <style:style style:name="Tabelle7.A1" style:family="table-cell">
      <style:table-cell-properties fo:padding="0.97mm" fo:border="none"/>
    </style:style>
    <style:style style:name="Tabelle7.A2" style:family="table-cell">
      <style:table-cell-properties style:vertical-align="middle" fo:padding="0.97mm" fo:border="none"/>
    </style:style>
    <style:style style:name="Tabelle8" style:family="table">
      <style:table-properties style:width="64.1mm" table:align="margins"/>
    </style:style>
    <style:style style:name="Tabelle8.A" style:family="table-column">
      <style:table-column-properties style:column-width="19.05mm" style:rel-column-width="19479*"/>
    </style:style>
    <style:style style:name="Tabelle8.B" style:family="table-column">
      <style:table-column-properties style:column-width="24.11mm" style:rel-column-width="24661*"/>
    </style:style>
    <style:style style:name="Tabelle8.C" style:family="table-column">
      <style:table-column-properties style:column-width="20.92mm" style:rel-column-width="21395*"/>
    </style:style>
    <style:style style:name="Tabelle8.A1" style:family="table-cell">
      <style:table-cell-properties fo:padding="0.97mm" fo:border="none"/>
    </style:style>
    <style:style style:name="Tabelle8.A2" style:family="table-cell">
      <style:table-cell-properties style:vertical-align="middle" fo:padding="0.97mm" fo:border="none"/>
    </style:style>
    <style:style style:name="Tabelle11" style:family="table">
      <style:table-properties style:width="64.03mm" table:align="margins"/>
    </style:style>
    <style:style style:name="Tabelle11.A" style:family="table-column">
      <style:table-column-properties style:column-width="19.03mm" style:rel-column-width="19479*"/>
    </style:style>
    <style:style style:name="Tabelle11.B" style:family="table-column">
      <style:table-column-properties style:column-width="24.09mm" style:rel-column-width="24661*"/>
    </style:style>
    <style:style style:name="Tabelle11.C" style:family="table-column">
      <style:table-column-properties style:column-width="20.9mm" style:rel-column-width="21395*"/>
    </style:style>
    <style:style style:name="Tabelle11.A1" style:family="table-cell">
      <style:table-cell-properties fo:padding="0.97mm" fo:border="none"/>
    </style:style>
    <style:style style:name="Tabelle11.A2" style:family="table-cell">
      <style:table-cell-properties style:vertical-align="middle" fo:padding="0.97mm" fo:border="none"/>
    </style:style>
    <style:style style:name="Tabelle12" style:family="table">
      <style:table-properties style:width="64.06mm" table:align="margins"/>
    </style:style>
    <style:style style:name="Tabelle12.A" style:family="table-column">
      <style:table-column-properties style:column-width="19.05mm" style:rel-column-width="19479*"/>
    </style:style>
    <style:style style:name="Tabelle12.B" style:family="table-column">
      <style:table-column-properties style:column-width="24.11mm" style:rel-column-width="24661*"/>
    </style:style>
    <style:style style:name="Tabelle12.C" style:family="table-column">
      <style:table-column-properties style:column-width="20.92mm" style:rel-column-width="21395*"/>
    </style:style>
    <style:style style:name="Tabelle12.A1" style:family="table-cell">
      <style:table-cell-properties fo:padding="0.97mm" fo:border="none"/>
    </style:style>
    <style:style style:name="Tabelle12.A2" style:family="table-cell">
      <style:table-cell-properties style:vertical-align="middle" fo:padding="0.97mm" fo:border="none"/>
    </style:style>
    <style:style style:name="Tabelle13" style:family="table">
      <style:table-properties style:width="64.1mm" table:align="margins"/>
    </style:style>
    <style:style style:name="Tabelle13.A" style:family="table-column">
      <style:table-column-properties style:column-width="19.05mm" style:rel-column-width="19479*"/>
    </style:style>
    <style:style style:name="Tabelle13.B" style:family="table-column">
      <style:table-column-properties style:column-width="24.11mm" style:rel-column-width="24661*"/>
    </style:style>
    <style:style style:name="Tabelle13.C" style:family="table-column">
      <style:table-column-properties style:column-width="20.92mm" style:rel-column-width="21395*"/>
    </style:style>
    <style:style style:name="Tabelle13.A1" style:family="table-cell">
      <style:table-cell-properties fo:padding="0.97mm" fo:border="none"/>
    </style:style>
    <style:style style:name="Tabelle13.A2" style:family="table-cell">
      <style:table-cell-properties style:vertical-align="middle" fo:padding="0.97mm" fo:border="none"/>
    </style:style>
    <style:style style:name="Tabelle14" style:family="table">
      <style:table-properties style:width="64.03mm" table:align="margins"/>
    </style:style>
    <style:style style:name="Tabelle14.A" style:family="table-column">
      <style:table-column-properties style:column-width="19.03mm" style:rel-column-width="19479*"/>
    </style:style>
    <style:style style:name="Tabelle14.B" style:family="table-column">
      <style:table-column-properties style:column-width="24.09mm" style:rel-column-width="24661*"/>
    </style:style>
    <style:style style:name="Tabelle14.C" style:family="table-column">
      <style:table-column-properties style:column-width="20.9mm" style:rel-column-width="21395*"/>
    </style:style>
    <style:style style:name="Tabelle14.A1" style:family="table-cell">
      <style:table-cell-properties fo:padding="0.97mm" fo:border="none"/>
    </style:style>
    <style:style style:name="Tabelle14.A2" style:family="table-cell">
      <style:table-cell-properties style:vertical-align="middle" fo:padding="0.97mm" fo:border="none"/>
    </style:style>
    <style:style style:name="Tabelle15" style:family="table">
      <style:table-properties style:width="64.06mm" table:align="margins"/>
    </style:style>
    <style:style style:name="Tabelle15.A" style:family="table-column">
      <style:table-column-properties style:column-width="19.05mm" style:rel-column-width="19479*"/>
    </style:style>
    <style:style style:name="Tabelle15.B" style:family="table-column">
      <style:table-column-properties style:column-width="24.11mm" style:rel-column-width="24661*"/>
    </style:style>
    <style:style style:name="Tabelle15.C" style:family="table-column">
      <style:table-column-properties style:column-width="20.92mm" style:rel-column-width="21395*"/>
    </style:style>
    <style:style style:name="Tabelle15.A1" style:family="table-cell">
      <style:table-cell-properties fo:padding="0.97mm" fo:border="none"/>
    </style:style>
    <style:style style:name="Tabelle15.A2" style:family="table-cell">
      <style:table-cell-properties style:vertical-align="middle" fo:padding="0.97mm" fo:border="none"/>
    </style:style>
    <style:style style:name="Tabelle16" style:family="table">
      <style:table-properties style:width="64.1mm" table:align="margins"/>
    </style:style>
    <style:style style:name="Tabelle16.A" style:family="table-column">
      <style:table-column-properties style:column-width="19.05mm" style:rel-column-width="19479*"/>
    </style:style>
    <style:style style:name="Tabelle16.B" style:family="table-column">
      <style:table-column-properties style:column-width="24.11mm" style:rel-column-width="24661*"/>
    </style:style>
    <style:style style:name="Tabelle16.C" style:family="table-column">
      <style:table-column-properties style:column-width="20.92mm" style:rel-column-width="21395*"/>
    </style:style>
    <style:style style:name="Tabelle16.A1" style:family="table-cell">
      <style:table-cell-properties fo:padding="0.97mm" fo:border="none"/>
    </style:style>
    <style:style style:name="Tabelle16.A2" style:family="table-cell">
      <style:table-cell-properties style:vertical-align="middle" fo:padding="0.97mm" fo:border="none"/>
    </style:style>
    <style:style style:name="Tabelle18" style:family="table">
      <style:table-properties style:width="64.03mm" table:align="margins"/>
    </style:style>
    <style:style style:name="Tabelle18.A" style:family="table-column">
      <style:table-column-properties style:column-width="19.03mm" style:rel-column-width="19479*"/>
    </style:style>
    <style:style style:name="Tabelle18.B" style:family="table-column">
      <style:table-column-properties style:column-width="24.09mm" style:rel-column-width="24661*"/>
    </style:style>
    <style:style style:name="Tabelle18.C" style:family="table-column">
      <style:table-column-properties style:column-width="20.9mm" style:rel-column-width="21395*"/>
    </style:style>
    <style:style style:name="Tabelle18.A1" style:family="table-cell">
      <style:table-cell-properties fo:padding="0.97mm" fo:border="none"/>
    </style:style>
    <style:style style:name="Tabelle18.A2" style:family="table-cell">
      <style:table-cell-properties style:vertical-align="middle" fo:padding="0.97mm" fo:border="none"/>
    </style:style>
    <style:style style:name="Tabelle19" style:family="table">
      <style:table-properties style:width="64.06mm" table:align="margins"/>
    </style:style>
    <style:style style:name="Tabelle19.A" style:family="table-column">
      <style:table-column-properties style:column-width="19.05mm" style:rel-column-width="19479*"/>
    </style:style>
    <style:style style:name="Tabelle19.B" style:family="table-column">
      <style:table-column-properties style:column-width="24.11mm" style:rel-column-width="24661*"/>
    </style:style>
    <style:style style:name="Tabelle19.C" style:family="table-column">
      <style:table-column-properties style:column-width="20.92mm" style:rel-column-width="21395*"/>
    </style:style>
    <style:style style:name="Tabelle19.A1" style:family="table-cell">
      <style:table-cell-properties fo:padding="0.97mm" fo:border="none"/>
    </style:style>
    <style:style style:name="Tabelle19.A2" style:family="table-cell">
      <style:table-cell-properties style:vertical-align="middle" fo:padding="0.97mm" fo:border="none"/>
    </style:style>
    <style:style style:name="Tabelle21" style:family="table">
      <style:table-properties style:width="64.1mm" table:align="margins"/>
    </style:style>
    <style:style style:name="Tabelle21.A" style:family="table-column">
      <style:table-column-properties style:column-width="19.05mm" style:rel-column-width="19479*"/>
    </style:style>
    <style:style style:name="Tabelle21.B" style:family="table-column">
      <style:table-column-properties style:column-width="24.11mm" style:rel-column-width="24661*"/>
    </style:style>
    <style:style style:name="Tabelle21.C" style:family="table-column">
      <style:table-column-properties style:column-width="20.92mm" style:rel-column-width="21395*"/>
    </style:style>
    <style:style style:name="Tabelle21.A1" style:family="table-cell">
      <style:table-cell-properties fo:padding="0.97mm" fo:border="none"/>
    </style:style>
    <style:style style:name="Tabelle21.A2" style:family="table-cell">
      <style:table-cell-properties style:vertical-align="middle" fo:padding="0.97mm" fo:border="none"/>
    </style:style>
    <style:style style:name="Tabelle17" style:family="table">
      <style:table-properties style:width="64.03mm" table:align="margins"/>
    </style:style>
    <style:style style:name="Tabelle17.A" style:family="table-column">
      <style:table-column-properties style:column-width="19.03mm" style:rel-column-width="19479*"/>
    </style:style>
    <style:style style:name="Tabelle17.B" style:family="table-column">
      <style:table-column-properties style:column-width="24.09mm" style:rel-column-width="24661*"/>
    </style:style>
    <style:style style:name="Tabelle17.C" style:family="table-column">
      <style:table-column-properties style:column-width="20.9mm" style:rel-column-width="21395*"/>
    </style:style>
    <style:style style:name="Tabelle17.A1" style:family="table-cell">
      <style:table-cell-properties fo:padding="0.97mm" fo:border="none"/>
    </style:style>
    <style:style style:name="Tabelle17.A2" style:family="table-cell">
      <style:table-cell-properties style:vertical-align="middle" fo:padding="0.97mm" fo:border="none"/>
    </style:style>
    <style:style style:name="Tabelle20" style:family="table">
      <style:table-properties style:width="64.06mm" table:align="margins"/>
    </style:style>
    <style:style style:name="Tabelle20.A" style:family="table-column">
      <style:table-column-properties style:column-width="19.05mm" style:rel-column-width="19479*"/>
    </style:style>
    <style:style style:name="Tabelle20.B" style:family="table-column">
      <style:table-column-properties style:column-width="24.11mm" style:rel-column-width="24661*"/>
    </style:style>
    <style:style style:name="Tabelle20.C" style:family="table-column">
      <style:table-column-properties style:column-width="20.92mm" style:rel-column-width="21395*"/>
    </style:style>
    <style:style style:name="Tabelle20.A1" style:family="table-cell">
      <style:table-cell-properties fo:padding="0.97mm" fo:border="none"/>
    </style:style>
    <style:style style:name="Tabelle20.A2" style:family="table-cell">
      <style:table-cell-properties style:vertical-align="middle" fo:padding="0.97mm" fo:border="none"/>
    </style:style>
    <style:style style:name="Tabelle22" style:family="table">
      <style:table-properties style:width="64.1mm" table:align="margins"/>
    </style:style>
    <style:style style:name="Tabelle22.A" style:family="table-column">
      <style:table-column-properties style:column-width="19.05mm" style:rel-column-width="19479*"/>
    </style:style>
    <style:style style:name="Tabelle22.B" style:family="table-column">
      <style:table-column-properties style:column-width="24.11mm" style:rel-column-width="24661*"/>
    </style:style>
    <style:style style:name="Tabelle22.C" style:family="table-column">
      <style:table-column-properties style:column-width="20.92mm" style:rel-column-width="21395*"/>
    </style:style>
    <style:style style:name="Tabelle22.A1" style:family="table-cell">
      <style:table-cell-properties fo:padding="0.97mm" fo:border="none"/>
    </style:style>
    <style:style style:name="Tabelle22.A2" style:family="table-cell">
      <style:table-cell-properties style:vertical-align="middle" fo:padding="0.97mm" fo:border="none"/>
    </style:style>
    <style:style style:name="Tabelle23" style:family="table">
      <style:table-properties style:width="64.03mm" table:align="margins"/>
    </style:style>
    <style:style style:name="Tabelle23.A" style:family="table-column">
      <style:table-column-properties style:column-width="19.03mm" style:rel-column-width="19479*"/>
    </style:style>
    <style:style style:name="Tabelle23.B" style:family="table-column">
      <style:table-column-properties style:column-width="24.09mm" style:rel-column-width="24661*"/>
    </style:style>
    <style:style style:name="Tabelle23.C" style:family="table-column">
      <style:table-column-properties style:column-width="20.9mm" style:rel-column-width="21395*"/>
    </style:style>
    <style:style style:name="Tabelle23.A1" style:family="table-cell">
      <style:table-cell-properties fo:padding="0.97mm" fo:border="none"/>
    </style:style>
    <style:style style:name="Tabelle23.A2" style:family="table-cell">
      <style:table-cell-properties style:vertical-align="middle" fo:padding="0.97mm" fo:border="none"/>
    </style:style>
    <style:style style:name="Tabelle24" style:family="table">
      <style:table-properties style:width="64.06mm" table:align="margins"/>
    </style:style>
    <style:style style:name="Tabelle24.A" style:family="table-column">
      <style:table-column-properties style:column-width="19.05mm" style:rel-column-width="19479*"/>
    </style:style>
    <style:style style:name="Tabelle24.B" style:family="table-column">
      <style:table-column-properties style:column-width="24.11mm" style:rel-column-width="24661*"/>
    </style:style>
    <style:style style:name="Tabelle24.C" style:family="table-column">
      <style:table-column-properties style:column-width="20.92mm" style:rel-column-width="21395*"/>
    </style:style>
    <style:style style:name="Tabelle24.A1" style:family="table-cell">
      <style:table-cell-properties fo:padding="0.97mm" fo:border="none"/>
    </style:style>
    <style:style style:name="Tabelle24.A2" style:family="table-cell">
      <style:table-cell-properties style:vertical-align="middle" fo:padding="0.97mm" fo:border="none"/>
    </style:style>
    <style:style style:name="Tabelle25" style:family="table">
      <style:table-properties style:width="64.1mm" table:align="margins"/>
    </style:style>
    <style:style style:name="Tabelle25.A" style:family="table-column">
      <style:table-column-properties style:column-width="19.05mm" style:rel-column-width="19479*"/>
    </style:style>
    <style:style style:name="Tabelle25.B" style:family="table-column">
      <style:table-column-properties style:column-width="24.11mm" style:rel-column-width="24661*"/>
    </style:style>
    <style:style style:name="Tabelle25.C" style:family="table-column">
      <style:table-column-properties style:column-width="20.92mm" style:rel-column-width="21395*"/>
    </style:style>
    <style:style style:name="Tabelle25.A1" style:family="table-cell">
      <style:table-cell-properties fo:padding="0.97mm" fo:border="none"/>
    </style:style>
    <style:style style:name="Tabelle25.A2" style:family="table-cell">
      <style:table-cell-properties style:vertical-align="middle" fo:padding="0.97mm" fo:border="none"/>
    </style:style>
    <style:style style:name="Tabelle26" style:family="table">
      <style:table-properties style:width="64.03mm" table:align="margins"/>
    </style:style>
    <style:style style:name="Tabelle26.A" style:family="table-column">
      <style:table-column-properties style:column-width="19.03mm" style:rel-column-width="19479*"/>
    </style:style>
    <style:style style:name="Tabelle26.B" style:family="table-column">
      <style:table-column-properties style:column-width="24.09mm" style:rel-column-width="24661*"/>
    </style:style>
    <style:style style:name="Tabelle26.C" style:family="table-column">
      <style:table-column-properties style:column-width="20.9mm" style:rel-column-width="21395*"/>
    </style:style>
    <style:style style:name="Tabelle26.A1" style:family="table-cell">
      <style:table-cell-properties fo:padding="0.97mm" fo:border="none"/>
    </style:style>
    <style:style style:name="Tabelle26.A2" style:family="table-cell">
      <style:table-cell-properties style:vertical-align="middle" fo:padding="0.97mm" fo:border="none"/>
    </style:style>
    <style:style style:name="Tabelle27" style:family="table">
      <style:table-properties style:width="64.06mm" table:align="margins"/>
    </style:style>
    <style:style style:name="Tabelle27.A" style:family="table-column">
      <style:table-column-properties style:column-width="19.05mm" style:rel-column-width="19479*"/>
    </style:style>
    <style:style style:name="Tabelle27.B" style:family="table-column">
      <style:table-column-properties style:column-width="24.11mm" style:rel-column-width="24661*"/>
    </style:style>
    <style:style style:name="Tabelle27.C" style:family="table-column">
      <style:table-column-properties style:column-width="20.92mm" style:rel-column-width="21395*"/>
    </style:style>
    <style:style style:name="Tabelle27.A1" style:family="table-cell">
      <style:table-cell-properties fo:padding="0.97mm" fo:border="none"/>
    </style:style>
    <style:style style:name="Tabelle27.A2" style:family="table-cell">
      <style:table-cell-properties style:vertical-align="middle" fo:padding="0.97mm" fo:border="none"/>
    </style:style>
    <style:style style:name="Tabelle28" style:family="table">
      <style:table-properties style:width="64.1mm" table:align="margins"/>
    </style:style>
    <style:style style:name="Tabelle28.A" style:family="table-column">
      <style:table-column-properties style:column-width="19.05mm" style:rel-column-width="19479*"/>
    </style:style>
    <style:style style:name="Tabelle28.B" style:family="table-column">
      <style:table-column-properties style:column-width="24.11mm" style:rel-column-width="24661*"/>
    </style:style>
    <style:style style:name="Tabelle28.C" style:family="table-column">
      <style:table-column-properties style:column-width="20.92mm" style:rel-column-width="21395*"/>
    </style:style>
    <style:style style:name="Tabelle28.A1" style:family="table-cell">
      <style:table-cell-properties fo:padding="0.97mm" fo:border="none"/>
    </style:style>
    <style:style style:name="Tabelle28.A2" style:family="table-cell">
      <style:table-cell-properties style:vertical-align="middle" fo:padding="0.97mm" fo:border="none"/>
    </style:style>
    <style:style style:name="P1" style:family="paragraph" style:parent-style-name="Table_20_Contents">
      <style:paragraph-properties fo:margin-left="0.09mm" fo:margin-right="1.41mm" fo:text-align="center" style:justify-single-word="false" fo:text-indent="0m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Table_20_Contents">
      <style:paragraph-properties fo:margin-left="0.09mm" fo:margin-right="1.41mm" fo:text-align="center" style:justify-single-word="false" fo:text-indent="0mm" style:auto-text-indent="false"/>
      <style:text-properties fo:font-size="16pt" style:font-size-asian="16pt" style:font-size-complex="16pt"/>
    </style:style>
    <style:style style:name="P3" style:family="paragraph" style:parent-style-name="Table_20_Contents">
      <style:paragraph-properties fo:margin-left="0.09mm" fo:margin-right="1.41mm" fo:text-align="center" style:justify-single-word="false" fo:text-indent="0m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margin-left="0.09mm" fo:margin-right="1.41mm" fo:text-align="center" style:justify-single-word="false" fo:text-indent="0mm" style:auto-text-indent="false"/>
      <style:text-properties fo:font-size="7pt" fo:font-weight="normal" style:font-size-asian="7pt" style:font-weight-asian="normal" style:font-size-complex="7pt" style:font-weight-complex="normal"/>
    </style:style>
    <style:style style:name="P5" style:family="paragraph" style:parent-style-name="Table_20_Contents">
      <style:paragraph-properties fo:margin-left="0.09mm" fo:margin-right="1.41mm" fo:text-align="center" style:justify-single-word="false" fo:text-indent="0mm" style:auto-text-indent="false"/>
      <style:text-properties fo:font-size="8pt" fo:font-weight="normal" officeooo:rsid="0016082a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margin-left="0.09mm" fo:margin-right="1.41mm" fo:text-align="center" style:justify-single-word="false" fo:text-indent="0mm" style:auto-text-indent="false"/>
      <style:text-properties fo:font-size="8pt" fo:font-weight="normal" officeooo:rsid="0016082a" officeooo:paragraph-rsid="0016082a" style:font-size-asian="8pt" style:font-weight-asian="normal" style:font-size-complex="8pt" style:font-weight-complex="normal"/>
    </style:style>
    <style:style style:name="P7" style:family="paragraph" style:parent-style-name="Table_20_Contents">
      <loext:graphic-properties draw:fill="none"/>
      <style:paragraph-properties fo:margin-left="0mm" fo:margin-right="0mm" fo:text-align="center" style:justify-single-word="false" fo:text-indent="0mm" style:auto-text-indent="false" text:number-lines="false" text:line-number="0"/>
      <style:text-properties fo:font-size="12pt" officeooo:rsid="001681e0" style:font-size-asian="12pt" style:font-size-complex="12pt"/>
    </style:style>
    <style:style style:name="P8" style:family="paragraph" style:parent-style-name="Table_20_Contents">
      <loext:graphic-properties draw:fill="none"/>
      <style:paragraph-properties fo:margin-left="0mm" fo:margin-right="0mm" fo:text-align="center" style:justify-single-word="false" fo:text-indent="0mm" style:auto-text-indent="false" text:number-lines="false" text:line-number="0"/>
      <style:text-properties fo:font-size="12pt" officeooo:rsid="001681e0" officeooo:paragraph-rsid="001681e0" style:font-size-asian="12pt" style:font-size-complex="12pt"/>
    </style:style>
    <style:style style:name="P9" style:family="paragraph" style:parent-style-name="Table_20_Contents">
      <loext:graphic-properties draw:fill="none"/>
      <style:paragraph-properties fo:margin-left="0mm" fo:margin-right="-0.25mm" fo:text-align="center" style:justify-single-word="false" fo:text-indent="0mm" style:auto-text-indent="false" text:number-lines="false" text:line-number="0"/>
      <style:text-properties fo:font-size="12pt" officeooo:rsid="001681e0" officeooo:paragraph-rsid="001681e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row>
                <table:table-cell table:style-name="Tabelle2.A1" table:number-columns-spanned="3" office:value-type="string">
                  <text:p text:style-name="P3"><text:text-input text:description="name_0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.A2" table:number-columns-spanned="2" office:value-type="string">
                  <text:p text:style-name="P7"><text:text-input text:description="herkunft_0">Herkunftsland</text:text-input></text:p>
                </table:table-cell>
                <table:covered-table-cell/>
                <table:table-cell table:style-name="Tabelle2.A1" office:value-type="string">
                  <text:p text:style-name="P2"><text:text-input text:description="preis_0">x,xx €</text:text-input></text:p>
                </table:table-cell>
              </table:table-row>
              <table:table-row table:style-name="Tabelle2.3">
                <table:table-cell table:style-name="Tabelle2.A1" office:value-type="string">
                  <text:p text:style-name="P1"><text:text-input text:description="lieferant_0">EP</text:text-input></text:p>
                </table:table-cell>
                <table:table-cell table:style-name="Tabelle2.A2" office:value-type="string">
                  <text:p text:style-name="P4"/>
                </table:table-cell>
                <table:table-cell table:style-name="Tabelle2.A2" office:value-type="string">
                  <text:p text:style-name="P5"><text:text-input text:description="nummer_0">in-63-312-603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9" table:style-name="Tabelle9">
              <table:table-column table:style-name="Tabelle9.A"/>
              <table:table-column table:style-name="Tabelle9.B"/>
              <table:table-column table:style-name="Tabelle9.C"/>
              <table:table-row>
                <table:table-cell table:style-name="Tabelle9.A1" table:number-columns-spanned="3" office:value-type="string">
                  <text:p text:style-name="P3"><text:text-input text:description="name_1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9.A2" table:number-columns-spanned="2" office:value-type="string">
                  <text:p text:style-name="P8"><text:text-input text:description="herkunft_1">Herkunftsland</text:text-input></text:p>
                </table:table-cell>
                <table:covered-table-cell/>
                <table:table-cell table:style-name="Tabelle9.A1" office:value-type="string">
                  <text:p text:style-name="P2"><text:text-input text:description="preis_1">x,xx €</text:text-input></text:p>
                </table:table-cell>
              </table:table-row>
              <table:table-row>
                <table:table-cell table:style-name="Tabelle9.A1" office:value-type="string">
                  <text:p text:style-name="P1"><text:text-input text:description="lieferant_1">EP</text:text-input></text:p>
                </table:table-cell>
                <table:table-cell table:style-name="Tabelle9.A2" office:value-type="string">
                  <text:p text:style-name="P4"/>
                </table:table-cell>
                <table:table-cell table:style-name="Tabelle9.A2" office:value-type="string">
                  <text:p text:style-name="P6"><text:text-input text:description="nummer_1">in-63-312-603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0" table:style-name="Tabelle10">
              <table:table-column table:style-name="Tabelle10.A"/>
              <table:table-column table:style-name="Tabelle10.B"/>
              <table:table-column table:style-name="Tabelle10.C"/>
              <table:table-row>
                <table:table-cell table:style-name="Tabelle10.A1" table:number-columns-spanned="3" office:value-type="string">
                  <text:p text:style-name="P3"><text:text-input text:description="name_2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0.A2" table:number-columns-spanned="2" office:value-type="string">
                  <text:p text:style-name="P8"><text:text-input text:description="herkunft_2">Herkunftsland</text:text-input></text:p>
                </table:table-cell>
                <table:covered-table-cell/>
                <table:table-cell table:style-name="Tabelle10.A1" office:value-type="string">
                  <text:p text:style-name="P2"><text:text-input text:description="preis_2">x,xx €</text:text-input></text:p>
                </table:table-cell>
              </table:table-row>
              <table:table-row>
                <table:table-cell table:style-name="Tabelle10.A1" office:value-type="string">
                  <text:p text:style-name="P1"><text:text-input text:description="lieferant_2">EP</text:text-input></text:p>
                </table:table-cell>
                <table:table-cell table:style-name="Tabelle10.A2" office:value-type="string">
                  <text:p text:style-name="P4"/>
                </table:table-cell>
                <table:table-cell table:style-name="Tabelle10.A2" office:value-type="string">
                  <text:p text:style-name="P6"><text:text-input text:description="nummer_2">in-63-312-603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row>
                <table:table-cell table:style-name="Tabelle3.A1" table:number-columns-spanned="3" office:value-type="string">
                  <text:p text:style-name="P3"><text:text-input text:description="name_3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3.A2" table:number-columns-spanned="2" office:value-type="string">
                  <text:p text:style-name="P8"><text:text-input text:description="herkunft_3">Herkunftsland</text:text-input></text:p>
                </table:table-cell>
                <table:covered-table-cell/>
                <table:table-cell table:style-name="Tabelle3.A1" office:value-type="string">
                  <text:p text:style-name="P2"><text:text-input text:description="preis_3">x,xx €</text:text-input></text:p>
                </table:table-cell>
              </table:table-row>
              <table:table-row>
                <table:table-cell table:style-name="Tabelle3.A1" office:value-type="string">
                  <text:p text:style-name="P1"><text:text-input text:description="lieferant_3">EP</text:text-input></text:p>
                </table:table-cell>
                <table:table-cell table:style-name="Tabelle3.A2" office:value-type="string">
                  <text:p text:style-name="P4"/>
                </table:table-cell>
                <table:table-cell table:style-name="Tabelle3.A2" office:value-type="string">
                  <text:p text:style-name="P6"><text:text-input text:description="nummer_3">in-63-312-603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4" table:style-name="Tabelle4">
              <table:table-column table:style-name="Tabelle4.A"/>
              <table:table-column table:style-name="Tabelle4.B"/>
              <table:table-column table:style-name="Tabelle4.C"/>
              <table:table-row>
                <table:table-cell table:style-name="Tabelle4.A1" table:number-columns-spanned="3" office:value-type="string">
                  <text:p text:style-name="P3"><text:text-input text:description="name_4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4.A2" table:number-columns-spanned="2" office:value-type="string">
                  <text:p text:style-name="P8"><text:text-input text:description="herkunft_4">Herkunftsland</text:text-input></text:p>
                </table:table-cell>
                <table:covered-table-cell/>
                <table:table-cell table:style-name="Tabelle4.A1" office:value-type="string">
                  <text:p text:style-name="P2"><text:text-input text:description="preis_4">x,xx €</text:text-input></text:p>
                </table:table-cell>
              </table:table-row>
              <table:table-row>
                <table:table-cell table:style-name="Tabelle4.A1" office:value-type="string">
                  <text:p text:style-name="P1"><text:text-input text:description="lieferant_4">EP</text:text-input></text:p>
                </table:table-cell>
                <table:table-cell table:style-name="Tabelle4.A2" office:value-type="string">
                  <text:p text:style-name="P4"/>
                </table:table-cell>
                <table:table-cell table:style-name="Tabelle4.A2" office:value-type="string">
                  <text:p text:style-name="P6"><text:text-input text:description="nummer_4">in-63-312-603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5" table:style-name="Tabelle5">
              <table:table-column table:style-name="Tabelle5.A"/>
              <table:table-column table:style-name="Tabelle5.B"/>
              <table:table-column table:style-name="Tabelle5.C"/>
              <table:table-row>
                <table:table-cell table:style-name="Tabelle5.A1" table:number-columns-spanned="3" office:value-type="string">
                  <text:p text:style-name="P3"><text:text-input text:description="name_5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5.A2" table:number-columns-spanned="2" office:value-type="string">
                  <text:p text:style-name="P8"><text:text-input text:description="herkunft_5">Herkunftsland</text:text-input></text:p>
                </table:table-cell>
                <table:covered-table-cell/>
                <table:table-cell table:style-name="Tabelle5.A1" office:value-type="string">
                  <text:p text:style-name="P2"><text:text-input text:description="preis_5">x,xx €</text:text-input></text:p>
                </table:table-cell>
              </table:table-row>
              <table:table-row>
                <table:table-cell table:style-name="Tabelle5.A1" office:value-type="string">
                  <text:p text:style-name="P1"><text:text-input text:description="lieferant_5">EP</text:text-input></text:p>
                </table:table-cell>
                <table:table-cell table:style-name="Tabelle5.A2" office:value-type="string">
                  <text:p text:style-name="P4"/>
                </table:table-cell>
                <table:table-cell table:style-name="Tabelle5.A2" office:value-type="string">
                  <text:p text:style-name="P6"><text:text-input text:description="nummer_5">in-63-312-603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6" table:style-name="Tabelle6">
              <table:table-column table:style-name="Tabelle6.A"/>
              <table:table-column table:style-name="Tabelle6.B"/>
              <table:table-column table:style-name="Tabelle6.C"/>
              <table:table-row>
                <table:table-cell table:style-name="Tabelle6.A1" table:number-columns-spanned="3" office:value-type="string">
                  <text:p text:style-name="P3"><text:text-input text:description="name_6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6.A2" table:number-columns-spanned="2" office:value-type="string">
                  <text:p text:style-name="P8"><text:text-input text:description="herkunft_6">Herkunftsland</text:text-input></text:p>
                </table:table-cell>
                <table:covered-table-cell/>
                <table:table-cell table:style-name="Tabelle6.A1" office:value-type="string">
                  <text:p text:style-name="P2"><text:text-input text:description="preis_6">x,xx €</text:text-input></text:p>
                </table:table-cell>
              </table:table-row>
              <table:table-row>
                <table:table-cell table:style-name="Tabelle6.A1" office:value-type="string">
                  <text:p text:style-name="P1"><text:text-input text:description="lieferant_6">EP</text:text-input></text:p>
                </table:table-cell>
                <table:table-cell table:style-name="Tabelle6.A2" office:value-type="string">
                  <text:p text:style-name="P4"/>
                </table:table-cell>
                <table:table-cell table:style-name="Tabelle6.A2" office:value-type="string">
                  <text:p text:style-name="P6"><text:text-input text:description="nummer_6">in-63-312-603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7" table:style-name="Tabelle7">
              <table:table-column table:style-name="Tabelle7.A"/>
              <table:table-column table:style-name="Tabelle7.B"/>
              <table:table-column table:style-name="Tabelle7.C"/>
              <table:table-row>
                <table:table-cell table:style-name="Tabelle7.A1" table:number-columns-spanned="3" office:value-type="string">
                  <text:p text:style-name="P3"><text:text-input text:description="name_7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7.A2" table:number-columns-spanned="2" office:value-type="string">
                  <text:p text:style-name="P8"><text:text-input text:description="herkunft_7">Herkunftsland</text:text-input></text:p>
                </table:table-cell>
                <table:covered-table-cell/>
                <table:table-cell table:style-name="Tabelle7.A1" office:value-type="string">
                  <text:p text:style-name="P2"><text:text-input text:description="preis_7">x,xx €</text:text-input></text:p>
                </table:table-cell>
              </table:table-row>
              <table:table-row>
                <table:table-cell table:style-name="Tabelle7.A1" office:value-type="string">
                  <text:p text:style-name="P1"><text:text-input text:description="lieferant_7">EP</text:text-input></text:p>
                </table:table-cell>
                <table:table-cell table:style-name="Tabelle7.A2" office:value-type="string">
                  <text:p text:style-name="P4"/>
                </table:table-cell>
                <table:table-cell table:style-name="Tabelle7.A2" office:value-type="string">
                  <text:p text:style-name="P6"><text:text-input text:description="nummer_7">in-63-312-603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8" table:style-name="Tabelle8">
              <table:table-column table:style-name="Tabelle8.A"/>
              <table:table-column table:style-name="Tabelle8.B"/>
              <table:table-column table:style-name="Tabelle8.C"/>
              <table:table-row>
                <table:table-cell table:style-name="Tabelle8.A1" table:number-columns-spanned="3" office:value-type="string">
                  <text:p text:style-name="P3"><text:text-input text:description="name_8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8.A2" table:number-columns-spanned="2" office:value-type="string">
                  <text:p text:style-name="P8"><text:text-input text:description="herkunft_8">Herkunftsland</text:text-input></text:p>
                </table:table-cell>
                <table:covered-table-cell/>
                <table:table-cell table:style-name="Tabelle8.A1" office:value-type="string">
                  <text:p text:style-name="P2"><text:text-input text:description="preis_8">x,xx €</text:text-input></text:p>
                </table:table-cell>
              </table:table-row>
              <table:table-row>
                <table:table-cell table:style-name="Tabelle8.A1" office:value-type="string">
                  <text:p text:style-name="P1"><text:text-input text:description="lieferant_8">EP</text:text-input></text:p>
                </table:table-cell>
                <table:table-cell table:style-name="Tabelle8.A2" office:value-type="string">
                  <text:p text:style-name="P4"/>
                </table:table-cell>
                <table:table-cell table:style-name="Tabelle8.A2" office:value-type="string">
                  <text:p text:style-name="P6"><text:text-input text:description="nummer_8">in-63-312-603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11" table:style-name="Tabelle11">
              <table:table-column table:style-name="Tabelle11.A"/>
              <table:table-column table:style-name="Tabelle11.B"/>
              <table:table-column table:style-name="Tabelle11.C"/>
              <table:table-row>
                <table:table-cell table:style-name="Tabelle11.A1" table:number-columns-spanned="3" office:value-type="string">
                  <text:p text:style-name="P3"><text:text-input text:description="name_9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1.A2" table:number-columns-spanned="2" office:value-type="string">
                  <text:p text:style-name="P8"><text:text-input text:description="herkunft_9">Herkunftsland</text:text-input></text:p>
                </table:table-cell>
                <table:covered-table-cell/>
                <table:table-cell table:style-name="Tabelle11.A1" office:value-type="string">
                  <text:p text:style-name="P2"><text:text-input text:description="preis_9">x,xx €</text:text-input></text:p>
                </table:table-cell>
              </table:table-row>
              <table:table-row>
                <table:table-cell table:style-name="Tabelle11.A1" office:value-type="string">
                  <text:p text:style-name="P1"><text:text-input text:description="lieferant_9">EP</text:text-input></text:p>
                </table:table-cell>
                <table:table-cell table:style-name="Tabelle11.A2" office:value-type="string">
                  <text:p text:style-name="P4"/>
                </table:table-cell>
                <table:table-cell table:style-name="Tabelle11.A2" office:value-type="string">
                  <text:p text:style-name="P6"><text:text-input text:description="nummer_9">in-63-312-603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2" table:style-name="Tabelle12">
              <table:table-column table:style-name="Tabelle12.A"/>
              <table:table-column table:style-name="Tabelle12.B"/>
              <table:table-column table:style-name="Tabelle12.C"/>
              <table:table-row>
                <table:table-cell table:style-name="Tabelle12.A1" table:number-columns-spanned="3" office:value-type="string">
                  <text:p text:style-name="P3"><text:text-input text:description="name_10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2.A2" table:number-columns-spanned="2" office:value-type="string">
                  <text:p text:style-name="P8"><text:text-input text:description="herkunft_10">Herkunftsland</text:text-input></text:p>
                </table:table-cell>
                <table:covered-table-cell/>
                <table:table-cell table:style-name="Tabelle12.A1" office:value-type="string">
                  <text:p text:style-name="P2"><text:text-input text:description="preis_10">x,xx €</text:text-input></text:p>
                </table:table-cell>
              </table:table-row>
              <table:table-row>
                <table:table-cell table:style-name="Tabelle12.A1" office:value-type="string">
                  <text:p text:style-name="P1"><text:text-input text:description="lieferant_10">EP</text:text-input></text:p>
                </table:table-cell>
                <table:table-cell table:style-name="Tabelle12.A2" office:value-type="string">
                  <text:p text:style-name="P4"/>
                </table:table-cell>
                <table:table-cell table:style-name="Tabelle12.A2" office:value-type="string">
                  <text:p text:style-name="P6"><text:text-input text:description="nummer_10">in-63-312-603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3" table:style-name="Tabelle13">
              <table:table-column table:style-name="Tabelle13.A"/>
              <table:table-column table:style-name="Tabelle13.B"/>
              <table:table-column table:style-name="Tabelle13.C"/>
              <table:table-row>
                <table:table-cell table:style-name="Tabelle13.A1" table:number-columns-spanned="3" office:value-type="string">
                  <text:p text:style-name="P3"><text:text-input text:description="name_11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3.A2" table:number-columns-spanned="2" office:value-type="string">
                  <text:p text:style-name="P8"><text:text-input text:description="herkunft_11">Herkunftsland</text:text-input></text:p>
                </table:table-cell>
                <table:covered-table-cell/>
                <table:table-cell table:style-name="Tabelle13.A1" office:value-type="string">
                  <text:p text:style-name="P2"><text:text-input text:description="preis_11">x,xx €</text:text-input></text:p>
                </table:table-cell>
              </table:table-row>
              <table:table-row>
                <table:table-cell table:style-name="Tabelle13.A1" office:value-type="string">
                  <text:p text:style-name="P1"><text:text-input text:description="lieferant_11">EP</text:text-input></text:p>
                </table:table-cell>
                <table:table-cell table:style-name="Tabelle13.A2" office:value-type="string">
                  <text:p text:style-name="P4"/>
                </table:table-cell>
                <table:table-cell table:style-name="Tabelle13.A2" office:value-type="string">
                  <text:p text:style-name="P6"><text:text-input text:description="nummer_11">in-63-312-603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row>
                <table:table-cell table:style-name="Tabelle14.A1" table:number-columns-spanned="3" office:value-type="string">
                  <text:p text:style-name="P3"><text:text-input text:description="name_12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4.A2" table:number-columns-spanned="2" office:value-type="string">
                  <text:p text:style-name="P8"><text:text-input text:description="herkunft_12">Herkunftsland</text:text-input></text:p>
                </table:table-cell>
                <table:covered-table-cell/>
                <table:table-cell table:style-name="Tabelle14.A1" office:value-type="string">
                  <text:p text:style-name="P2"><text:text-input text:description="preis_12">x,xx €</text:text-input></text:p>
                </table:table-cell>
              </table:table-row>
              <table:table-row>
                <table:table-cell table:style-name="Tabelle14.A1" office:value-type="string">
                  <text:p text:style-name="P1"><text:text-input text:description="lieferant_12">EP</text:text-input></text:p>
                </table:table-cell>
                <table:table-cell table:style-name="Tabelle14.A2" office:value-type="string">
                  <text:p text:style-name="P4"/>
                </table:table-cell>
                <table:table-cell table:style-name="Tabelle14.A2" office:value-type="string">
                  <text:p text:style-name="P6"><text:text-input text:description="nummer_12">in-63-312-603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row>
                <table:table-cell table:style-name="Tabelle15.A1" table:number-columns-spanned="3" office:value-type="string">
                  <text:p text:style-name="P3"><text:text-input text:description="name_13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5.A2" table:number-columns-spanned="2" office:value-type="string">
                  <text:p text:style-name="P8"><text:text-input text:description="herkunft_13">Herkunftsland</text:text-input></text:p>
                </table:table-cell>
                <table:covered-table-cell/>
                <table:table-cell table:style-name="Tabelle15.A1" office:value-type="string">
                  <text:p text:style-name="P2"><text:text-input text:description="preis_13">x,xx €</text:text-input></text:p>
                </table:table-cell>
              </table:table-row>
              <table:table-row>
                <table:table-cell table:style-name="Tabelle15.A1" office:value-type="string">
                  <text:p text:style-name="P1"><text:text-input text:description="lieferant_13">EP</text:text-input></text:p>
                </table:table-cell>
                <table:table-cell table:style-name="Tabelle15.A2" office:value-type="string">
                  <text:p text:style-name="P4"/>
                </table:table-cell>
                <table:table-cell table:style-name="Tabelle15.A2" office:value-type="string">
                  <text:p text:style-name="P6"><text:text-input text:description="nummer_13">in-63-312-603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>
                <table:table-cell table:style-name="Tabelle16.A1" table:number-columns-spanned="3" office:value-type="string">
                  <text:p text:style-name="P3"><text:text-input text:description="name_14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6.A2" table:number-columns-spanned="2" office:value-type="string">
                  <text:p text:style-name="P8"><text:text-input text:description="herkunft_14">Herkunftsland</text:text-input></text:p>
                </table:table-cell>
                <table:covered-table-cell/>
                <table:table-cell table:style-name="Tabelle16.A1" office:value-type="string">
                  <text:p text:style-name="P2"><text:text-input text:description="preis_14">x,xx €</text:text-input></text:p>
                </table:table-cell>
              </table:table-row>
              <table:table-row>
                <table:table-cell table:style-name="Tabelle16.A1" office:value-type="string">
                  <text:p text:style-name="P1"><text:text-input text:description="lieferant_14">EP</text:text-input></text:p>
                </table:table-cell>
                <table:table-cell table:style-name="Tabelle16.A2" office:value-type="string">
                  <text:p text:style-name="P4"/>
                </table:table-cell>
                <table:table-cell table:style-name="Tabelle16.A2" office:value-type="string">
                  <text:p text:style-name="P6"><text:text-input text:description="nummer_14">in-63-312-603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18" table:style-name="Tabelle18">
              <table:table-column table:style-name="Tabelle18.A"/>
              <table:table-column table:style-name="Tabelle18.B"/>
              <table:table-column table:style-name="Tabelle18.C"/>
              <table:table-row>
                <table:table-cell table:style-name="Tabelle18.A1" table:number-columns-spanned="3" office:value-type="string">
                  <text:p text:style-name="P3"><text:text-input text:description="name_15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8.A2" table:number-columns-spanned="2" office:value-type="string">
                  <text:p text:style-name="P8"><text:text-input text:description="herkunft_15">Herkunftsland</text:text-input></text:p>
                </table:table-cell>
                <table:covered-table-cell/>
                <table:table-cell table:style-name="Tabelle18.A1" office:value-type="string">
                  <text:p text:style-name="P2"><text:text-input text:description="preis_15">x,xx €</text:text-input></text:p>
                </table:table-cell>
              </table:table-row>
              <table:table-row>
                <table:table-cell table:style-name="Tabelle18.A1" office:value-type="string">
                  <text:p text:style-name="P1"><text:text-input text:description="lieferant_15">EP</text:text-input></text:p>
                </table:table-cell>
                <table:table-cell table:style-name="Tabelle18.A2" office:value-type="string">
                  <text:p text:style-name="P4"/>
                </table:table-cell>
                <table:table-cell table:style-name="Tabelle18.A2" office:value-type="string">
                  <text:p text:style-name="P6"><text:text-input text:description="nummer_15">in-63-312-603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9" table:style-name="Tabelle19">
              <table:table-column table:style-name="Tabelle19.A"/>
              <table:table-column table:style-name="Tabelle19.B"/>
              <table:table-column table:style-name="Tabelle19.C"/>
              <table:table-row>
                <table:table-cell table:style-name="Tabelle19.A1" table:number-columns-spanned="3" office:value-type="string">
                  <text:p text:style-name="P3"><text:text-input text:description="name_16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9.A2" table:number-columns-spanned="2" office:value-type="string">
                  <text:p text:style-name="P8"><text:text-input text:description="herkunft_16">Herkunftsland</text:text-input></text:p>
                </table:table-cell>
                <table:covered-table-cell/>
                <table:table-cell table:style-name="Tabelle19.A1" office:value-type="string">
                  <text:p text:style-name="P2"><text:text-input text:description="preis_16">x,xx €</text:text-input></text:p>
                </table:table-cell>
              </table:table-row>
              <table:table-row>
                <table:table-cell table:style-name="Tabelle19.A1" office:value-type="string">
                  <text:p text:style-name="P1"><text:text-input text:description="lieferant_16">EP</text:text-input></text:p>
                </table:table-cell>
                <table:table-cell table:style-name="Tabelle19.A2" office:value-type="string">
                  <text:p text:style-name="P4"/>
                </table:table-cell>
                <table:table-cell table:style-name="Tabelle19.A2" office:value-type="string">
                  <text:p text:style-name="P6"><text:text-input text:description="nummer_16">in-63-312-603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1" table:style-name="Tabelle21">
              <table:table-column table:style-name="Tabelle21.A"/>
              <table:table-column table:style-name="Tabelle21.B"/>
              <table:table-column table:style-name="Tabelle21.C"/>
              <table:table-row>
                <table:table-cell table:style-name="Tabelle21.A1" table:number-columns-spanned="3" office:value-type="string">
                  <text:p text:style-name="P3"><text:text-input text:description="name_17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1.A2" table:number-columns-spanned="2" office:value-type="string">
                  <text:p text:style-name="P8"><text:text-input text:description="herkunft_17">Herkunftsland</text:text-input></text:p>
                </table:table-cell>
                <table:covered-table-cell/>
                <table:table-cell table:style-name="Tabelle21.A1" office:value-type="string">
                  <text:p text:style-name="P2"><text:text-input text:description="preis_17">x,xx €</text:text-input></text:p>
                </table:table-cell>
              </table:table-row>
              <table:table-row>
                <table:table-cell table:style-name="Tabelle21.A1" office:value-type="string">
                  <text:p text:style-name="P1"><text:text-input text:description="lieferant_17">EP</text:text-input></text:p>
                </table:table-cell>
                <table:table-cell table:style-name="Tabelle21.A2" office:value-type="string">
                  <text:p text:style-name="P4"/>
                </table:table-cell>
                <table:table-cell table:style-name="Tabelle21.A2" office:value-type="string">
                  <text:p text:style-name="P6"><text:text-input text:description="nummer_17">in-63-312-603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17" table:style-name="Tabelle17">
              <table:table-column table:style-name="Tabelle17.A"/>
              <table:table-column table:style-name="Tabelle17.B"/>
              <table:table-column table:style-name="Tabelle17.C"/>
              <table:table-row>
                <table:table-cell table:style-name="Tabelle17.A1" table:number-columns-spanned="3" office:value-type="string">
                  <text:p text:style-name="P3"><text:text-input text:description="name_18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7.A2" table:number-columns-spanned="2" office:value-type="string">
                  <text:p text:style-name="P9"><text:text-input text:description="herkunft_18">Herkunftsland</text:text-input></text:p>
                </table:table-cell>
                <table:covered-table-cell/>
                <table:table-cell table:style-name="Tabelle17.A1" office:value-type="string">
                  <text:p text:style-name="P2"><text:text-input text:description="preis_18">x,xx €</text:text-input></text:p>
                </table:table-cell>
              </table:table-row>
              <table:table-row>
                <table:table-cell table:style-name="Tabelle17.A1" office:value-type="string">
                  <text:p text:style-name="P1"><text:text-input text:description="lieferant_18">EP</text:text-input></text:p>
                </table:table-cell>
                <table:table-cell table:style-name="Tabelle17.A2" office:value-type="string">
                  <text:p text:style-name="P4"/>
                </table:table-cell>
                <table:table-cell table:style-name="Tabelle17.A2" office:value-type="string">
                  <text:p text:style-name="P6"><text:text-input text:description="nummer_18">in-63-312-603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0" table:style-name="Tabelle20">
              <table:table-column table:style-name="Tabelle20.A"/>
              <table:table-column table:style-name="Tabelle20.B"/>
              <table:table-column table:style-name="Tabelle20.C"/>
              <table:table-row>
                <table:table-cell table:style-name="Tabelle20.A1" table:number-columns-spanned="3" office:value-type="string">
                  <text:p text:style-name="P3"><text:text-input text:description="name_19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0.A2" table:number-columns-spanned="2" office:value-type="string">
                  <text:p text:style-name="P8"><text:text-input text:description="herkunft_19">Herkunftsland</text:text-input></text:p>
                </table:table-cell>
                <table:covered-table-cell/>
                <table:table-cell table:style-name="Tabelle20.A1" office:value-type="string">
                  <text:p text:style-name="P2"><text:text-input text:description="preis_19">x,xx €</text:text-input></text:p>
                </table:table-cell>
              </table:table-row>
              <table:table-row>
                <table:table-cell table:style-name="Tabelle20.A1" office:value-type="string">
                  <text:p text:style-name="P1"><text:text-input text:description="lieferant_19">EP</text:text-input></text:p>
                </table:table-cell>
                <table:table-cell table:style-name="Tabelle20.A2" office:value-type="string">
                  <text:p text:style-name="P4"/>
                </table:table-cell>
                <table:table-cell table:style-name="Tabelle20.A2" office:value-type="string">
                  <text:p text:style-name="P6"><text:text-input text:description="nummer_19">in-63-312-603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2" table:style-name="Tabelle22">
              <table:table-column table:style-name="Tabelle22.A"/>
              <table:table-column table:style-name="Tabelle22.B"/>
              <table:table-column table:style-name="Tabelle22.C"/>
              <table:table-row>
                <table:table-cell table:style-name="Tabelle22.A1" table:number-columns-spanned="3" office:value-type="string">
                  <text:p text:style-name="P3"><text:text-input text:description="name_20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2.A2" table:number-columns-spanned="2" office:value-type="string">
                  <text:p text:style-name="P8"><text:text-input text:description="herkunft_20">Herkunftsland</text:text-input></text:p>
                </table:table-cell>
                <table:covered-table-cell/>
                <table:table-cell table:style-name="Tabelle22.A1" office:value-type="string">
                  <text:p text:style-name="P2"><text:text-input text:description="preis_20">x,xx €</text:text-input></text:p>
                </table:table-cell>
              </table:table-row>
              <table:table-row>
                <table:table-cell table:style-name="Tabelle22.A1" office:value-type="string">
                  <text:p text:style-name="P1"><text:text-input text:description="lieferant_20">EP</text:text-input></text:p>
                </table:table-cell>
                <table:table-cell table:style-name="Tabelle22.A2" office:value-type="string">
                  <text:p text:style-name="P4"/>
                </table:table-cell>
                <table:table-cell table:style-name="Tabelle22.A2" office:value-type="string">
                  <text:p text:style-name="P6"><text:text-input text:description="nummer_20">in-63-312-603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23" table:style-name="Tabelle23">
              <table:table-column table:style-name="Tabelle23.A"/>
              <table:table-column table:style-name="Tabelle23.B"/>
              <table:table-column table:style-name="Tabelle23.C"/>
              <table:table-row>
                <table:table-cell table:style-name="Tabelle23.A1" table:number-columns-spanned="3" office:value-type="string">
                  <text:p text:style-name="P3"><text:text-input text:description="name_21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3.A2" table:number-columns-spanned="2" office:value-type="string">
                  <text:p text:style-name="P8"><text:text-input text:description="herkunft_21">Herkunftsland</text:text-input></text:p>
                </table:table-cell>
                <table:covered-table-cell/>
                <table:table-cell table:style-name="Tabelle23.A1" office:value-type="string">
                  <text:p text:style-name="P2"><text:text-input text:description="preis_21">x,xx €</text:text-input></text:p>
                </table:table-cell>
              </table:table-row>
              <table:table-row>
                <table:table-cell table:style-name="Tabelle23.A1" office:value-type="string">
                  <text:p text:style-name="P1"><text:text-input text:description="lieferant_21">EP</text:text-input></text:p>
                </table:table-cell>
                <table:table-cell table:style-name="Tabelle23.A2" office:value-type="string">
                  <text:p text:style-name="P4"/>
                </table:table-cell>
                <table:table-cell table:style-name="Tabelle23.A2" office:value-type="string">
                  <text:p text:style-name="P6"><text:text-input text:description="nummer_21">in-63-312-603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>
                <table:table-cell table:style-name="Tabelle24.A1" table:number-columns-spanned="3" office:value-type="string">
                  <text:p text:style-name="P3"><text:text-input text:description="name_22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4.A2" table:number-columns-spanned="2" office:value-type="string">
                  <text:p text:style-name="P8"><text:text-input text:description="herkunft_22">Herkunftsland</text:text-input></text:p>
                </table:table-cell>
                <table:covered-table-cell/>
                <table:table-cell table:style-name="Tabelle24.A1" office:value-type="string">
                  <text:p text:style-name="P2"><text:text-input text:description="preis_22">x,xx €</text:text-input></text:p>
                </table:table-cell>
              </table:table-row>
              <table:table-row>
                <table:table-cell table:style-name="Tabelle24.A1" office:value-type="string">
                  <text:p text:style-name="P1"><text:text-input text:description="lieferant_22">EP</text:text-input></text:p>
                </table:table-cell>
                <table:table-cell table:style-name="Tabelle24.A2" office:value-type="string">
                  <text:p text:style-name="P4"/>
                </table:table-cell>
                <table:table-cell table:style-name="Tabelle24.A2" office:value-type="string">
                  <text:p text:style-name="P6"><text:text-input text:description="nummer_22">in-63-312-603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5" table:style-name="Tabelle25">
              <table:table-column table:style-name="Tabelle25.A"/>
              <table:table-column table:style-name="Tabelle25.B"/>
              <table:table-column table:style-name="Tabelle25.C"/>
              <table:table-row>
                <table:table-cell table:style-name="Tabelle25.A1" table:number-columns-spanned="3" office:value-type="string">
                  <text:p text:style-name="P3"><text:text-input text:description="name_23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5.A2" table:number-columns-spanned="2" office:value-type="string">
                  <text:p text:style-name="P8"><text:text-input text:description="herkunft_23">Herkunftsland</text:text-input></text:p>
                </table:table-cell>
                <table:covered-table-cell/>
                <table:table-cell table:style-name="Tabelle25.A1" office:value-type="string">
                  <text:p text:style-name="P2"><text:text-input text:description="preis_23">x,xx €</text:text-input></text:p>
                </table:table-cell>
              </table:table-row>
              <table:table-row>
                <table:table-cell table:style-name="Tabelle25.A1" office:value-type="string">
                  <text:p text:style-name="P1"><text:text-input text:description="lieferant_23">EP</text:text-input></text:p>
                </table:table-cell>
                <table:table-cell table:style-name="Tabelle25.A2" office:value-type="string">
                  <text:p text:style-name="P4"/>
                </table:table-cell>
                <table:table-cell table:style-name="Tabelle25.A2" office:value-type="string">
                  <text:p text:style-name="P6"><text:text-input text:description="nummer_23">in-63-312-603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>
                <table:table-cell table:style-name="Tabelle26.A1" table:number-columns-spanned="3" office:value-type="string">
                  <text:p text:style-name="P3"><text:text-input text:description="name_24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6.A2" table:number-columns-spanned="2" office:value-type="string">
                  <text:p text:style-name="P8"><text:text-input text:description="herkunft_24">Herkunftsland</text:text-input></text:p>
                </table:table-cell>
                <table:covered-table-cell/>
                <table:table-cell table:style-name="Tabelle26.A1" office:value-type="string">
                  <text:p text:style-name="P2"><text:text-input text:description="preis_24">x,xx €</text:text-input></text:p>
                </table:table-cell>
              </table:table-row>
              <table:table-row>
                <table:table-cell table:style-name="Tabelle26.A1" office:value-type="string">
                  <text:p text:style-name="P1"><text:text-input text:description="lieferant_24">EP</text:text-input></text:p>
                </table:table-cell>
                <table:table-cell table:style-name="Tabelle26.A2" office:value-type="string">
                  <text:p text:style-name="P4"/>
                </table:table-cell>
                <table:table-cell table:style-name="Tabelle26.A2" office:value-type="string">
                  <text:p text:style-name="P6"><text:text-input text:description="nummer_24">in-63-312-603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7" table:style-name="Tabelle27">
              <table:table-column table:style-name="Tabelle27.A"/>
              <table:table-column table:style-name="Tabelle27.B"/>
              <table:table-column table:style-name="Tabelle27.C"/>
              <table:table-row>
                <table:table-cell table:style-name="Tabelle27.A1" table:number-columns-spanned="3" office:value-type="string">
                  <text:p text:style-name="P3"><text:text-input text:description="name_25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7.A2" table:number-columns-spanned="2" office:value-type="string">
                  <text:p text:style-name="P8"><text:text-input text:description="herkunft_25">Herkunftsland</text:text-input></text:p>
                </table:table-cell>
                <table:covered-table-cell/>
                <table:table-cell table:style-name="Tabelle27.A1" office:value-type="string">
                  <text:p text:style-name="P2"><text:text-input text:description="preis_25">x,xx €</text:text-input></text:p>
                </table:table-cell>
              </table:table-row>
              <table:table-row>
                <table:table-cell table:style-name="Tabelle27.A1" office:value-type="string">
                  <text:p text:style-name="P1"><text:text-input text:description="lieferant_25">EP</text:text-input></text:p>
                </table:table-cell>
                <table:table-cell table:style-name="Tabelle27.A2" office:value-type="string">
                  <text:p text:style-name="P4"/>
                </table:table-cell>
                <table:table-cell table:style-name="Tabelle27.A2" office:value-type="string">
                  <text:p text:style-name="P6"><text:text-input text:description="nummer_25">in-63-312-603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8" table:style-name="Tabelle28">
              <table:table-column table:style-name="Tabelle28.A"/>
              <table:table-column table:style-name="Tabelle28.B"/>
              <table:table-column table:style-name="Tabelle28.C"/>
              <table:table-row>
                <table:table-cell table:style-name="Tabelle28.A1" table:number-columns-spanned="3" office:value-type="string">
                  <text:p text:style-name="P3"><text:text-input text:description="name_26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8.A2" table:number-columns-spanned="2" office:value-type="string">
                  <text:p text:style-name="P8"><text:text-input text:description="herkunft_26">Herkunftsland</text:text-input></text:p>
                </table:table-cell>
                <table:covered-table-cell/>
                <table:table-cell table:style-name="Tabelle28.A1" office:value-type="string">
                  <text:p text:style-name="P2"><text:text-input text:description="preis_26">x,xx €</text:text-input></text:p>
                </table:table-cell>
              </table:table-row>
              <table:table-row>
                <table:table-cell table:style-name="Tabelle28.A1" office:value-type="string">
                  <text:p text:style-name="P1"><text:text-input text:description="lieferant_26">EP</text:text-input></text:p>
                </table:table-cell>
                <table:table-cell table:style-name="Tabelle28.A2" office:value-type="string">
                  <text:p text:style-name="P4"/>
                </table:table-cell>
                <table:table-cell table:style-name="Tabelle28.A2" office:value-type="string">
                  <text:p text:style-name="P6"><text:text-input text:description="nummer_26">in-63-312-603</text:text-input>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9.01mm" style:type="center"/>
          <style:tab-stop style:position="198.01mm" style:type="right"/>
        </style:tab-stops>
      </style:paragraph-properties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3mm" fo:margin-bottom="4.2mm" fo:margin-left="6mm" fo:margin-right="6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4T15:44:29.13</meta:creation-date>
    <dc:date>2015-09-20T20:40:24.314465053</dc:date>
    <meta:editing-duration>PT4H37M28S</meta:editing-duration>
    <meta:editing-cycles>33</meta:editing-cycles>
    <meta:generator>LibreOffice/5.0.1.2.0$Linux_X86_64 LibreOffice_project/00m0$Build-2</meta:generator>
    <meta:print-date>2011-04-27T16:02:53.21</meta:print-date>
    <meta:document-statistic meta:table-count="28" meta:image-count="0" meta:object-count="0" meta:page-count="1" meta:paragraph-count="135" meta:word-count="432" meta:character-count="1485" meta:non-whitespace-character-count="1458"/>
  </office:meta>
</office:document-meta>
</file>